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1cf03a" officeooo:paragraph-rsid="001cf03a"/>
    </style:style>
    <style:style style:name="P3" style:family="paragraph" style:parent-style-name="Standard">
      <style:text-properties style:font-name="DejaVu Sans Mono" fo:font-size="9pt" style:font-size-asian="9pt" style:font-size-complex="9pt"/>
    </style:style>
    <style:style style:name="P4" style:family="paragraph" style:parent-style-name="Standard">
      <style:text-properties style:font-name="DejaVu Sans Mono" fo:font-size="9pt" officeooo:rsid="001cf03a" officeooo:paragraph-rsid="001cf03a" style:font-size-asian="9pt" style:font-size-complex="9pt"/>
    </style:style>
    <style:style style:name="T1" style:family="text">
      <style:text-properties officeooo:rsid="001b1d14"/>
    </style:style>
    <style:style style:name="T2" style:family="text">
      <style:text-properties officeooo:rsid="001cf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SJF: khi add thêm process mới từ giây thứ 8 trở đi bị lỗi “segmentation fault”</text:span></text:p>
      <text:p text:style-name="P1"/>
      <text:p text:style-name="P3">$ ./sjf</text:p>
      <text:p text:style-name="P3">WARNING: use default input file: Success</text:p>
      <text:p text:style-name="P3">WARNING: use default output file: Success</text:p>
      <text:p text:style-name="P3"><text:s/>Time <text:s/>0- 1 Proccess <text:s text:c="4"/>0</text:p>
      <text:p text:style-name="P3"><text:s/>Time <text:s/>1- 2 Proccess <text:s text:c="4"/>0</text:p>
      <text:p text:style-name="P3"><text:s/>Time <text:s/>2- 3 Proccess <text:s text:c="4"/>0</text:p>
      <text:p text:style-name="P3"><text:s/>Time <text:s/>3- 4 Proccess <text:s text:c="4"/>0</text:p>
      <text:p text:style-name="P3"><text:s/>Time <text:s/>4- 5 Proccess <text:s text:c="4"/>0</text:p>
      <text:p text:style-name="P3"><text:s/>Time <text:s/>5- 6 Proccess <text:s text:c="4"/>0</text:p>
      <text:p text:style-name="P3"><text:s/>Time <text:s/>6- 7 Proccess <text:s text:c="4"/>0</text:p>
      <text:p text:style-name="P3"><text:s/>Time <text:s text:c="4"/>7 Proccess <text:s text:c="4"/>0 end</text:p>
      <text:p text:style-name="P3"><text:s/>Time <text:s/>7- 8 Proccess <text:s text:c="4"/>2</text:p>
      <text:p text:style-name="P3">1</text:p>
      <text:p text:style-name="P3">Insert Successfully</text:p>
      <text:p text:style-name="P3">Proccess 4 with burst time 1 arrival at 8</text:p>
      <text:p text:style-name="P3"><text:s/>Time <text:s text:c="4"/>8 Proccess <text:s text:c="4"/>2 end</text:p>
      <text:p text:style-name="P3">[1] <text:s text:c="3"/>7785 segmentation fault (core dumped)./sjf</text:p>
      <text:p text:style-name="P1"/>
      <text:p text:style-name="P2">2. SRTF:</text:p>
      <text:p text:style-name="P2">- add liên tục không được: add 3 vào các giây 1-2, 2-3, 3-4, 4-5, 5-6, 6-7<text:line-break/>- add sai: add 4 vào cuối giây <text:span text:style-name="T2">3-4</text:span> thì nhận lúc giây <text:span text:style-name="T2">11</text:span></text:p>
      <text:p text:style-name="P2"><text:tab/> <text:s text:c="5"/>add 1 vào cuối giây 2-3 thì nhận vào giây <text:span text:style-name="T2">7</text:span></text:p>
      <text:p text:style-name="P2"/>
      <text:p text:style-name="P4">$ ./srtf</text:p>
      <text:p text:style-name="P4">WARNING: use default input file: Success</text:p>
      <text:p text:style-name="P4">WARNING: use default output file: Success</text:p>
      <text:p text:style-name="P4"><text:s/>Time <text:s/>0- 1 Proccess <text:s text:c="4"/>0</text:p>
      <text:p text:style-name="P4"><text:s/>Time <text:s/>1- 2 Proccess <text:s text:c="4"/>0</text:p>
      <text:p text:style-name="P4">5 Time <text:s/>2- 3 Proccess <text:s text:c="4"/>1</text:p>
      <text:p text:style-name="P4"/>
      <text:p text:style-name="P4"><text:s/>Time <text:s/>3- 4 Proccess <text:s text:c="4"/>1</text:p>
      <text:p text:style-name="P4"><text:s/>Time <text:s/>4- 5 Proccess <text:s text:c="4"/>2</text:p>
      <text:p text:style-name="P4"><text:s/>Time <text:s text:c="4"/>5 Proccess <text:s text:c="4"/>2 end</text:p>
      <text:p text:style-name="P4"><text:s/>Time <text:s/>5- 6 Proccess <text:s text:c="4"/>1</text:p>
      <text:p text:style-name="P4">5</text:p>
      <text:p text:style-name="P4"><text:s/>Time <text:s/>6- 7 Proccess <text:s text:c="4"/>1</text:p>
      <text:p text:style-name="P4"><text:s/>Time <text:s text:c="4"/>7 Proccess <text:s text:c="4"/>1 end</text:p>
      <text:p text:style-name="P4"><text:s/>Time <text:s/>7- 8 Proccess <text:s text:c="4"/>3</text:p>
      <text:p text:style-name="P4"><text:s/>Time <text:s/>8- 9 Proccess <text:s text:c="4"/>3</text:p>
      <text:p text:style-name="P4">5</text:p>
      <text:p text:style-name="P4"><text:s/>Time <text:s/>9-10 Proccess <text:s text:c="4"/>3</text:p>
      <text:p text:style-name="P4"><text:s/>Time 10-11 Proccess <text:s text:c="4"/>3</text:p>
      <text:p text:style-name="P4"><text:s/>Time <text:s text:c="3"/>11 Proccess <text:s text:c="4"/>3 end</text:p>
      <text:p text:style-name="P4"><text:s/>Time 11-12 Proccess <text:s text:c="4"/>0</text:p>
      <text:p text:style-name="P4">5</text:p>
      <text:p text:style-name="P4"><text:s/>Time 12-13 Proccess <text:s text:c="4"/>0</text:p>
      <text:p text:style-name="P4"><text:s/>Time 13-14 Proccess <text:s text:c="4"/>0</text:p>
      <text:p text:style-name="P4"><text:s/>Time 14-15 Proccess <text:s text:c="4"/>0</text:p>
      <text:p text:style-name="P4">5</text:p>
      <text:p text:style-name="P4"><text:s/>Time 15-16 Proccess <text:s text:c="4"/>0</text:p>
      <text:p text:style-name="P4"><text:s/>Time <text:s text:c="3"/>16 Proccess <text:s text:c="4"/>0 end</text:p>
      <text:p text:style-name="P4">Finish</text:p>
      <text:p text:style-name="P4">Process <text:s/>0 start <text:s text:c="4"/>0 end <text:s text:c="3"/>2</text:p>
      <text:p text:style-name="P4">Process <text:s/>0 start <text:s text:c="3"/>11 end <text:s text:c="2"/>16</text:p>
      <text:p text:style-name="P4">Process <text:s/>1 start <text:s text:c="4"/>2 end <text:s text:c="3"/>4</text:p>
      <text:p text:style-name="P4">Process <text:s/>1 start <text:s text:c="4"/>5 end <text:s text:c="3"/>7</text:p>
      <text:p text:style-name="P4">Process <text:s/>2 start <text:s text:c="4"/>4 end <text:s text:c="3"/>5</text:p>
      <text:p text:style-name="P4">Process <text:s/>3 start <text:s text:c="4"/>7 end <text:s text:c="2"/>11</text:p>
      <text:p text:style-name="P4">***********************************************************************</text:p>
      <text:p text:style-name="P4">$ ./srtf</text:p>
      <text:p text:style-name="P4">WARNING: use default input file: Success</text:p>
      <text:p text:style-name="P4">WARNING: use default output file: Success</text:p>
      <text:p text:style-name="P4"><text:s/>Time <text:s/>0- 1 Proccess <text:s text:c="4"/>0</text:p>
      <text:p text:style-name="P4"><text:s/>Time <text:s/>1- 2 Proccess <text:s text:c="4"/>0</text:p>
      <text:p text:style-name="P4"><text:soft-page-break/><text:s/>Time <text:s/>2- 3 Proccess <text:s text:c="4"/>1</text:p>
      <text:p text:style-name="P4">1</text:p>
      <text:p text:style-name="P4"><text:s/>Time <text:s/>3- 4 Proccess <text:s text:c="4"/>1</text:p>
      <text:p text:style-name="P4"><text:s/>Time <text:s/>4- 5 Proccess <text:s text:c="4"/>2</text:p>
      <text:p text:style-name="P4"><text:s/>Time <text:s text:c="4"/>5 Proccess <text:s text:c="4"/>2 end</text:p>
      <text:p text:style-name="P4"><text:s/>Time <text:s/>5- 6 Proccess <text:s text:c="4"/>1</text:p>
      <text:p text:style-name="P4"><text:s/>Time <text:s/>6- 7 Proccess <text:s text:c="4"/>1</text:p>
      <text:p text:style-name="P4"><text:s/>Time <text:s text:c="4"/>7 Proccess <text:s text:c="4"/>1 end</text:p>
      <text:p text:style-name="P4">Insert Successfully</text:p>
      <text:p text:style-name="P4">Proccess 4 with burst time 1 arrival at 7</text:p>
      <text:p text:style-name="P4"><text:s/>Time <text:s/>7- 8 Proccess <text:s text:c="4"/>3</text:p>
      <text:p text:style-name="P4"><text:s/>Time <text:s/>8- 9 Proccess <text:s text:c="4"/>4</text:p>
      <text:p text:style-name="P4"><text:s/>Time <text:s text:c="4"/>9 Proccess <text:s text:c="4"/>4 end</text:p>
      <text:p text:style-name="P4"><text:s/>Time <text:s/>9-10 Proccess <text:s text:c="4"/>3</text:p>
      <text:p text:style-name="P4"><text:s/>Time 10-11 Proccess <text:s text:c="4"/>3</text:p>
      <text:p text:style-name="P4"><text:s/>Time 11-12 Proccess <text:s text:c="4"/>3</text:p>
      <text:p text:style-name="P4"><text:s/>Time <text:s text:c="3"/>12 Proccess <text:s text:c="4"/>3 end</text:p>
      <text:p text:style-name="P4"><text:s/>Time 12-13 Proccess <text:s text:c="4"/>0</text:p>
      <text:p text:style-name="P4"><text:s/>Time 13-14 Proccess <text:s text:c="4"/>0</text:p>
      <text:p text:style-name="P4"><text:s/>Time 14-15 Proccess <text:s text:c="4"/>0</text:p>
      <text:p text:style-name="P4"><text:s/>Time 15-16 Proccess <text:s text:c="4"/>0</text:p>
      <text:p text:style-name="P4"><text:s/>Time 16-17 Proccess <text:s text:c="4"/>0</text:p>
      <text:p text:style-name="P4"><text:s/>Time <text:s text:c="3"/>17 Proccess <text:s text:c="4"/>0 end</text:p>
      <text:p text:style-name="P4">4</text:p>
      <text:p text:style-name="P4">Finish</text:p>
      <text:p text:style-name="P4">Process <text:s/>0 start <text:s text:c="4"/>0 end <text:s text:c="3"/>2</text:p>
      <text:p text:style-name="P4">Process <text:s/>0 start <text:s text:c="3"/>12 end <text:s text:c="2"/>17</text:p>
      <text:p text:style-name="P4">Process <text:s/>1 start <text:s text:c="4"/>2 end <text:s text:c="3"/>4</text:p>
      <text:p text:style-name="P4">Process <text:s/>1 start <text:s text:c="4"/>5 end <text:s text:c="3"/>7</text:p>
      <text:p text:style-name="P4">Process <text:s/>2 start <text:s text:c="4"/>4 end <text:s text:c="3"/>5</text:p>
      <text:p text:style-name="P4">Process <text:s/>3 start <text:s text:c="4"/>7 end <text:s text:c="3"/>8</text:p>
      <text:p text:style-name="P4">Process <text:s/>3 start <text:s text:c="4"/>9 end <text:s text:c="2"/>12</text:p>
      <text:p text:style-name="P4">Process <text:s/>4 start <text:s text:c="4"/>8 end <text:s text:c="3"/>9</text:p>
      <text:p text:style-name="P4">*******************************************************************</text:p>
      <text:p text:style-name="P4">$ ./srtf</text:p>
      <text:p text:style-name="P4">WARNING: use default input file: Success</text:p>
      <text:p text:style-name="P4">WARNING: use default output file: Success</text:p>
      <text:p text:style-name="P4"><text:s/>Time <text:s/>0- 1 Proccess <text:s text:c="4"/>0</text:p>
      <text:p text:style-name="P4">4 Time <text:s/>1- 2 Proccess <text:s text:c="4"/>0</text:p>
      <text:p text:style-name="P4"><text:s/>Time <text:s/>2- 3 Proccess <text:s text:c="4"/>1</text:p>
      <text:p text:style-name="P4"><text:s/>Time <text:s/>3- 4 Proccess <text:s text:c="4"/>1</text:p>
      <text:p text:style-name="P4"/>
      <text:p text:style-name="P4"><text:s/>Time <text:s/>4- 5 Proccess <text:s text:c="4"/>2</text:p>
      <text:p text:style-name="P4"><text:s/>Time <text:s text:c="4"/>5 Proccess <text:s text:c="4"/>2 end</text:p>
      <text:p text:style-name="P4"><text:s/>Time <text:s/>5- 6 Proccess <text:s text:c="4"/>1</text:p>
      <text:p text:style-name="P4"><text:s/>Time <text:s/>6- 7 Proccess <text:s text:c="4"/>1</text:p>
      <text:p text:style-name="P4"><text:s/>Time <text:s text:c="4"/>7 Proccess <text:s text:c="4"/>1 end</text:p>
      <text:p text:style-name="P4"><text:s/>Time <text:s/>7- 8 Proccess <text:s text:c="4"/>3</text:p>
      <text:p text:style-name="P4"><text:s/>Time <text:s/>8- 9 Proccess <text:s text:c="4"/>3</text:p>
      <text:p text:style-name="P4"><text:s/>Time <text:s/>9-10 Proccess <text:s text:c="4"/>3</text:p>
      <text:p text:style-name="P4"><text:s/>Time 10-11 Proccess <text:s text:c="4"/>3</text:p>
      <text:p text:style-name="P4"><text:s/>Time <text:s text:c="3"/>11 Proccess <text:s text:c="4"/>3 end</text:p>
      <text:p text:style-name="P4">Insert Successfully</text:p>
      <text:p text:style-name="P4">Proccess 4 with burst time 4 arrival at 11</text:p>
      <text:p text:style-name="P4"><text:s/>Time 11-12 Proccess <text:s text:c="4"/>0</text:p>
      <text:p text:style-name="P4"><text:s/>Time 12-13 Proccess <text:s text:c="4"/>0</text:p>
      <text:p text:style-name="P4"><text:s/>Time 13-14 Proccess <text:s text:c="4"/>0</text:p>
      <text:p text:style-name="P4"><text:s/>Time 14-15 Proccess <text:s text:c="4"/>0</text:p>
      <text:p text:style-name="P4"><text:s/>Time 15-16 Proccess <text:s text:c="4"/>0</text:p>
      <text:p text:style-name="P4"><text:s/>Time <text:s text:c="3"/>16 Proccess <text:s text:c="4"/>0 end</text:p>
      <text:p text:style-name="P4"><text:s/>Time 16-17 Proccess <text:s text:c="4"/>4</text:p>
      <text:p text:style-name="P4"><text:s/>Time 17-18 Proccess <text:s text:c="4"/>4</text:p>
      <text:p text:style-name="P4"><text:s/>Time 18-19 Proccess <text:s text:c="4"/>4</text:p>
      <text:p text:style-name="P4"><text:s/>Time 19-20 Proccess <text:s text:c="4"/>4</text:p>
      <text:p text:style-name="P4"><text:s/>Time <text:s text:c="3"/>20 Proccess <text:s text:c="4"/>4 end</text:p>
      <text:p text:style-name="P4">3</text:p>
      <text:p text:style-name="P4">Finish</text:p>
      <text:p text:style-name="P4">Process <text:s/>0 start <text:s text:c="4"/>0 end <text:s text:c="3"/>2</text:p>
      <text:p text:style-name="P4">Process <text:s/>0 start <text:s text:c="3"/>11 end <text:s text:c="2"/>16</text:p>
      <text:p text:style-name="P4"><text:soft-page-break/>Process <text:s/>1 start <text:s text:c="4"/>2 end <text:s text:c="3"/>4</text:p>
      <text:p text:style-name="P4">Process <text:s/>1 start <text:s text:c="4"/>5 end <text:s text:c="3"/>7</text:p>
      <text:p text:style-name="P4">Process <text:s/>2 start <text:s text:c="4"/>4 end <text:s text:c="3"/>5</text:p>
      <text:p text:style-name="P4">Process <text:s/>3 start <text:s text:c="4"/>7 end <text:s text:c="2"/>11</text:p>
      <text:p text:style-name="P4">Process <text:s/>4 start <text:s text:c="3"/>16 end <text:s text:c="2"/>20</text:p>
      <text:p text:style-name="P4"/>
      <text:p text:style-name="P4">*************************************************************************</text:p>
      <text:p text:style-name="P4">WARNING: use default input file: Success</text:p>
      <text:p text:style-name="P4">WARNING: use default output file: Success</text:p>
      <text:p text:style-name="P4"><text:s/>Time <text:s/>0- 1 Proccess <text:s text:c="4"/>0</text:p>
      <text:p text:style-name="P4">3 Time <text:s/>1- 2 Proccess <text:s text:c="4"/>0</text:p>
      <text:p text:style-name="P4"/>
      <text:p text:style-name="P4">3 Time <text:s/>2- 3 Proccess <text:s text:c="4"/>1</text:p>
      <text:p text:style-name="P4"/>
      <text:p text:style-name="P4">3 Time <text:s/>3- 4 Proccess <text:s text:c="4"/>1</text:p>
      <text:p text:style-name="P4"/>
      <text:p text:style-name="P4">3</text:p>
      <text:p text:style-name="P4"><text:s/>Time <text:s/>4- 5 Proccess <text:s text:c="4"/>2</text:p>
      <text:p text:style-name="P4">3</text:p>
      <text:p text:style-name="P4"><text:s/>Time <text:s text:c="4"/>5 Proccess <text:s text:c="4"/>2 end</text:p>
      <text:p text:style-name="P4"><text:s/>Time <text:s/>5- 6 Proccess <text:s text:c="4"/>1</text:p>
      <text:p text:style-name="P4">3</text:p>
      <text:p text:style-name="P4">3</text:p>
      <text:p text:style-name="P4"><text:s/>Time <text:s/>6- 7 Proccess <text:s text:c="4"/>1</text:p>
      <text:p text:style-name="P4">3</text:p>
      <text:p text:style-name="P4">3 Time <text:s text:c="4"/>7 Proccess <text:s text:c="4"/>1 end</text:p>
      <text:p text:style-name="P4"><text:s/>Time <text:s/>7- 8 Proccess <text:s text:c="4"/>3</text:p>
      <text:p text:style-name="P4"><text:s/>Time <text:s/>8- 9 Proccess <text:s text:c="4"/>3</text:p>
      <text:p text:style-name="P4"><text:s/>Time <text:s/>9-10 Proccess <text:s text:c="4"/>3</text:p>
      <text:p text:style-name="P4"><text:s/>Time 10-11 Proccess <text:s text:c="4"/>3</text:p>
      <text:p text:style-name="P4"><text:s/>Time <text:s text:c="3"/>11 Proccess <text:s text:c="4"/>3 end</text:p>
      <text:p text:style-name="P4"><text:s/>Time 11-12 Proccess <text:s text:c="4"/>0</text:p>
      <text:p text:style-name="P4"><text:s/>Time 12-13 Proccess <text:s text:c="4"/>0</text:p>
      <text:p text:style-name="P4"><text:s/>Time 13-14 Proccess <text:s text:c="4"/>0</text:p>
      <text:p text:style-name="P4"><text:s/>Time 14-15 Proccess <text:s text:c="4"/>0</text:p>
      <text:p text:style-name="P4"><text:s/>Time 15-16 Proccess <text:s text:c="4"/>0</text:p>
      <text:p text:style-name="P4"><text:s/>Time <text:s text:c="3"/>16 Proccess <text:s text:c="4"/>0 end</text:p>
      <text:p text:style-name="P4">Finish</text:p>
      <text:p text:style-name="P4">Process <text:s/>0 start <text:s text:c="4"/>0 end <text:s text:c="3"/>2</text:p>
      <text:p text:style-name="P4">Process <text:s/>0 start <text:s text:c="3"/>11 end <text:s text:c="2"/>16</text:p>
      <text:p text:style-name="P4">Process <text:s/>1 start <text:s text:c="4"/>2 end <text:s text:c="3"/>4</text:p>
      <text:p text:style-name="P4">Process <text:s/>1 start <text:s text:c="4"/>5 end <text:s text:c="3"/>7</text:p>
      <text:p text:style-name="P4">Process <text:s/>2 start <text:s text:c="4"/>4 end <text:s text:c="3"/>5</text:p>
      <text:p text:style-name="P4">Process <text:s/>3 start <text:s text:c="4"/>7 end <text:s text:c="2"/>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20:00.791306050</meta:creation-date>
    <dc:date>2018-11-07T21:49:18.822443533</dc:date>
    <meta:editing-duration>PT8M57S</meta:editing-duration>
    <meta:editing-cycles>1</meta:editing-cycles>
    <meta:document-statistic meta:table-count="0" meta:image-count="0" meta:object-count="0" meta:page-count="3" meta:paragraph-count="169" meta:word-count="808" meta:character-count="4628" meta:non-whitespace-character-count="3179"/>
    <meta:generator>LibreOffice/6.1.2.1$Linux_X86_64 LibreOffice_project/10$Build-1</meta:generator>
  </office:meta>
</office:document-meta>
</file>